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adornments="Regular"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rsid="00083268" officeooo:paragraph-rsid="00083268" style:font-name-asian="Droid Sans Fallback" style:font-size-asian="16pt" style:font-size-complex="16pt"/>
    </style:style>
    <style:style style:name="P2" style:family="paragraph" style:parent-style-name="Standard">
      <style:text-properties style:font-name="Liberation Serif" style:font-name-asian="Droid Sans Fallback"/>
    </style:style>
    <style:style style:name="P3" style:family="paragraph" style:parent-style-name="Standard">
      <style:text-properties style:font-name="Liberation Serif" officeooo:rsid="000984b6" officeooo:paragraph-rsid="000984b6" style:font-name-asian="Droid Sans Fallback"/>
    </style:style>
    <style:style style:name="P4" style:family="paragraph" style:parent-style-name="Standard">
      <style:text-properties style:font-name="Liberation Serif" officeooo:rsid="000af34e" officeooo:paragraph-rsid="000af34e" style:font-name-asian="Droid Sans Fallback"/>
    </style:style>
    <style:style style:name="P5" style:family="paragraph" style:parent-style-name="Standard">
      <style:text-properties style:font-name="Liberation Serif" officeooo:rsid="000c976b" officeooo:paragraph-rsid="000c976b" style:font-name-asian="Droid Sans Fallback"/>
    </style:style>
    <style:style style:name="P6" style:family="paragraph" style:parent-style-name="Standard">
      <style:text-properties style:font-name="Liberation Serif" officeooo:paragraph-rsid="000e78a6" style:font-name-asian="Droid Sans Fallback"/>
    </style:style>
    <style:style style:name="P7" style:family="paragraph" style:parent-style-name="Standard">
      <style:text-properties style:font-name="Liberation Serif" officeooo:rsid="00106e0d" officeooo:paragraph-rsid="00106e0d" style:font-name-asian="Droid Sans Fallback"/>
    </style:style>
    <style:style style:name="P8" style:family="paragraph" style:parent-style-name="Standard">
      <style:text-properties style:font-name="Liberation Serif" officeooo:rsid="0012195d" officeooo:paragraph-rsid="0012195d" style:font-name-asian="Droid Sans Fallback"/>
    </style:style>
    <style:style style:name="P9" style:family="paragraph" style:parent-style-name="Standard">
      <style:text-properties style:font-name="Liberation Serif" officeooo:rsid="0013c8b4" officeooo:paragraph-rsid="0013c8b4" style:font-name-asian="Droid Sans Fallback"/>
    </style:style>
    <style:style style:name="P10" style:family="paragraph" style:parent-style-name="Standard">
      <style:text-properties style:font-name="Liberation Serif" fo:font-size="10.5pt" officeooo:rsid="00083268" officeooo:paragraph-rsid="00083268" style:font-name-asian="Droid Sans Fallback" style:font-size-asian="10.5pt" style:font-size-complex="10.5pt"/>
    </style:style>
    <style:style style:name="T1" style:family="text">
      <style:text-properties officeooo:rsid="000984b6"/>
    </style:style>
    <style:style style:name="T2" style:family="text">
      <style:text-properties officeooo:rsid="000e78a6"/>
    </style:style>
    <style:style style:name="T3" style:family="text">
      <style:text-properties officeooo:rsid="0014c7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在计算机上存储文件柜</text:p>
      <text:p text:style-name="P2"/>
      <text:p text:style-name="P10">2016 年六月 30 日，Daniel Nazer，CC BY 3.0 US</text:p>
      <text:p text:style-name="P2"/>
      <text:p text:style-name="P3">您如何存放您的纸版文件？也许您让它们散乱在您的桌面上，或是将其堆放在地板上。如果您更有条理一些，您可能会将它们保存于文件柜中。本月最蠢专利，美国专利第 6,690,400 号（下文称之为 '400 专利）主张了这种理念：使用“虚拟文件柜”来图形化地呈现数据存储和组织结构。尽管这是一条坏消息，然而更糟的是，该专利的持有人正在起诉几乎每一位运行网站的用户。</text:p>
      <text:p text:style-name="P2"/>
      <text:p text:style-name="P2">'<text:span text:style-name="T1">400 专利由 Global Equity Management (SA) Pty. Ltd.（GEMSA）所持有，这家公司看起来像是一家典型的专利流氓。GEMSA 公司位于澳大利亚，并且看起来除了专利诉讼以外并没有开展任何其他业务。此专利的生命开始于一家名为 Flash VOS 的公司，该公司曾经提供了一种产品，该产品允许用户在一台带有 x86 兼容处理器的个人计算机（PC）上运行多种操作系统。'400 专利描述了一种用于此系统的图形用户界面（GUI）。该界面允许用户与“文件柜示意图”进行互动，这些虚拟文件柜代表存储分区以及不同的操作系统。</text:span></text:p>
      <text:p text:style-name="P2"/>
      <text:p text:style-name="P4">GEMSA 宣称 Flash VOS 使得计算机产业“实现了量子式的跳跃式发展，当其于 20 世纪 90 年代后期发明了系统虚拟化”。但是 Flash VOS 并未发明分区，并未发明虚拟机，也并未发明在单一计算机上运行多个操作系统。所有这些概念都存在于该专利申请之前，有的甚至比该专利申请早了几十年。无论如何，'400 专利所主张的只是一种非常具体，并且在我们看来穷极无聊的用户界面。</text:p>
      <text:p text:style-name="P2"/>
      <text:p text:style-name="P5">重要的是，'400 专利的权利要求需要非常具体的结构。例如，权利要求 1 需要“一个第二存储分区窗口”以及“至少一个代表一个独立操作系统的可见文件柜”。一种用户界面必须同时具有所有这些特性才能构成对此权利要求的侵犯。</text:p>
      <text:p text:style-name="P2"/>
      <text:p text:style-name="P6"><text:span text:style-name="T2">在过去的一年当中，GEMSA 起诉了数十家公司，从 Airbnb 到 Zillow。在每一起案件中，它都武断地宣称被告方的网站侵犯了 '400 专利。例如，它简单地陈述道：“AIRBNB 正在维护、控制并且/或者运行着一家带有一种图形用户界面（GUI）的网站，位于 www.airbnb.com，该网站侵犯了 '400 专利的一项或者多项权利要求。”</text:span></text:p>
      <text:p text:style-name="P2"/>
      <text:p text:style-name="P7">GEMSA 并未解释 Airbnb 的网站如何能够满足高度具体化的权利要求限制，例如“一个代表一个独立操作系统的虚拟文件柜”。事实上，被指控的网站同据说是 GEMSA 的发明之间并没有任何相似性可言。</text:p>
      <text:p text:style-name="P2"/>
      <text:p text:style-name="P8">就我们所能透露的消息而言，GEMSA 似乎认为拥有链接至托管内容的网站的任何人都侵犯了它的专利。诸如此类缺少证据支持并且明显不合理的侵权指控应当立即被驳回，由于其未能呈现足够的事实证据。</text:p>
      <text:p text:style-name="P2"/>
      <text:p text:style-name="P9">猜出 GEMSA 到底是在哪里提交的这些诉讼容易得不会获奖。它的每一起案件都是在德州东区发起的。我们长期以来一直抱怨当地规则偏向诸如 GEMSA 的专利流氓。正在国会讨论的场地改革立法将会阻止专利流氓扎堆到德州东区。这可能能够帮助减少滥用的专利流氓行为。但我们仍然需要<text:span text:style-name="T3">更为</text:span>宽泛的专利改革以保证诸如此类的毫无权威性的专利不会导致滥用的专利流氓诉讼。</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adornments="Regular"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09:22:55.254000000</meta:creation-date>
    <dc:date>2017-06-11T10:41:39.460732509</dc:date>
    <meta:editing-duration>PT30M8S</meta:editing-duration>
    <meta:editing-cycles>11</meta:editing-cycles>
    <meta:generator>LibreOffice/5.1.6.2$Linux_X86_64 LibreOffice_project/10m0$Build-2</meta:generator>
    <meta:document-statistic meta:table-count="0" meta:image-count="0" meta:object-count="0" meta:page-count="1" meta:paragraph-count="10" meta:word-count="1117" meta:character-count="1349" meta:non-whitespace-character-count="1289"/>
  </office:meta>
</office:document-meta>
</file>